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0.385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5" style:family="graphic" style:parent-style-name="standard">
      <style:graphic-properties draw:marker-end="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line-height="100%"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id="id1" draw:layer="layout" svg:width="3.81cm" svg:height="0.889cm" svg:x="1.905cm" svg:y="10.22cm">
          <draw:text-box>
            <text:p text:style-name="P1"><text:span text:style-name="T1">fParallel/</text:span></text:p>
          </draw:text-box>
        </draw:frame>
        <draw:frame draw:style-name="gr1" draw:text-style-name="P2" draw:id="id2" draw:layer="layout" svg:width="3.81cm" svg:height="0.889cm" svg:x="8.89cm" svg:y="3.54cm">
          <draw:text-box>
            <text:p text:style-name="P1"><text:span text:style-name="T1">boxlib/</text:span></text:p>
          </draw:text-box>
        </draw:frame>
        <draw:frame draw:style-name="gr2" draw:text-style-name="P2" draw:id="id3" draw:layer="layout" svg:width="3.81cm" svg:height="0.889cm" svg:x="8.89cm" svg:y="5.445cm">
          <draw:text-box>
            <text:p text:style-name="P1"><text:span text:style-name="T1">data_processing/</text:span></text:p>
          </draw:text-box>
        </draw:frame>
        <draw:frame draw:style-name="gr3" draw:text-style-name="P2" draw:id="id4" draw:layer="layout" svg:width="3.81cm" svg:height="0.889cm" svg:x="8.89cm" svg:y="7.35cm">
          <draw:text-box>
            <text:p text:style-name="P1"><text:span text:style-name="T1">doc/...</text:span></text:p>
          </draw:text-box>
        </draw:frame>
        <draw:frame draw:style-name="gr4" draw:text-style-name="P2" draw:id="id5" draw:layer="layout" svg:width="3.81cm" svg:height="0.889cm" svg:x="8.89cm" svg:y="9.255cm">
          <draw:text-box>
            <text:p text:style-name="P1"><text:span text:style-name="T1">extern/</text:span></text:p>
          </draw:text-box>
        </draw:frame>
        <draw:frame draw:style-name="gr4" draw:text-style-name="P2" draw:id="id6" draw:layer="layout" svg:width="3.81cm" svg:height="0.889cm" svg:x="8.89cm" svg:y="11.16cm">
          <draw:text-box>
            <text:p text:style-name="P1"><text:span text:style-name="T1">MAESTRO/</text:span></text:p>
          </draw:text-box>
        </draw:frame>
        <draw:frame draw:style-name="gr4" draw:text-style-name="P2" draw:id="id7" draw:layer="layout" svg:width="3.81cm" svg:height="0.889cm" svg:x="8.89cm" svg:y="13.065cm">
          <draw:text-box>
            <text:p text:style-name="P1"><text:span text:style-name="T1">mg/</text:span></text:p>
          </draw:text-box>
        </draw:frame>
        <draw:frame draw:style-name="gr4" draw:text-style-name="P2" draw:id="id8" draw:layer="layout" svg:width="3.81cm" svg:height="0.889cm" svg:x="8.89cm" svg:y="14.97cm">
          <draw:text-box>
            <text:p text:style-name="P1"><text:span text:style-name="T1">mk/</text:span></text:p>
          </draw:text-box>
        </draw:frame>
        <draw:frame draw:style-name="gr4" draw:text-style-name="P2" draw:id="id9" draw:layer="layout" svg:width="3.81cm" svg:height="0.889cm" svg:x="8.89cm" svg:y="16.875cm">
          <draw:text-box>
            <text:p text:style-name="P1"><text:span text:style-name="T1">scripts/...</text:span></text:p>
          </draw:text-box>
        </draw:frame>
        <draw:connector draw:style-name="gr5" draw:text-style-name="P3" draw:layer="layout" svg:x1="5.715cm" svg:y1="10.664cm" svg:x2="8.89cm" svg:y2="3.984cm" draw:start-shape="id1" draw:start-glue-point="1" draw:end-shape="id2" svg:d="m5715 10664h1588v-6680h1587">
          <text:p/>
        </draw:connector>
        <draw:connector draw:style-name="gr5" draw:text-style-name="P3" draw:layer="layout" svg:x1="5.715cm" svg:y1="10.664cm" svg:x2="8.89cm" svg:y2="5.889cm" draw:start-shape="id1" draw:start-glue-point="1" draw:end-shape="id3" draw:end-glue-point="3" svg:d="m5715 10664h1588v-4775h1587">
          <text:p/>
        </draw:connector>
        <draw:connector draw:style-name="gr5" draw:text-style-name="P3" draw:layer="layout" svg:x1="5.715cm" svg:y1="10.664cm" svg:x2="8.89cm" svg:y2="7.794cm" draw:start-shape="id1" draw:start-glue-point="1" draw:end-shape="id4" draw:end-glue-point="3" svg:d="m5715 10664h1588v-2870h1587">
          <text:p/>
        </draw:connector>
        <draw:connector draw:style-name="gr5" draw:text-style-name="P3" draw:layer="layout" svg:x1="5.715cm" svg:y1="10.664cm" svg:x2="8.89cm" svg:y2="9.699cm" draw:start-shape="id1" draw:start-glue-point="1" draw:end-shape="id5" draw:end-glue-point="3" svg:d="m5715 10664h1588v-965h1587">
          <text:p/>
        </draw:connector>
        <draw:connector draw:style-name="gr5" draw:text-style-name="P3" draw:layer="layout" svg:x1="5.715cm" svg:y1="10.664cm" svg:x2="8.89cm" svg:y2="11.604cm" draw:start-shape="id1" draw:start-glue-point="1" draw:end-shape="id6" draw:end-glue-point="3" svg:d="m5715 10664h1588v940h1587">
          <text:p/>
        </draw:connector>
        <draw:connector draw:style-name="gr5" draw:text-style-name="P3" draw:layer="layout" svg:x1="5.715cm" svg:y1="10.664cm" svg:x2="8.89cm" svg:y2="13.509cm" draw:start-shape="id1" draw:start-glue-point="1" draw:end-shape="id7" svg:d="m5715 10664h1588v2845h1587">
          <text:p/>
        </draw:connector>
        <draw:connector draw:style-name="gr5" draw:text-style-name="P3" draw:layer="layout" svg:x1="5.715cm" svg:y1="10.664cm" svg:x2="8.89cm" svg:y2="15.414cm" draw:start-shape="id1" draw:start-glue-point="1" draw:end-shape="id8" svg:d="m5715 10664h1588v4750h1587">
          <text:p/>
        </draw:connector>
        <draw:connector draw:style-name="gr5" draw:text-style-name="P3" draw:layer="layout" svg:x1="5.715cm" svg:y1="10.664cm" svg:x2="8.89cm" svg:y2="17.319cm" draw:start-shape="id1" draw:start-glue-point="1" draw:end-shape="id9" draw:end-glue-point="3" svg:d="m5715 10664h1588v6655h1587">
          <text:p/>
        </draw:connector>
        <draw:frame draw:style-name="gr2" draw:text-style-name="P2" draw:id="id10" draw:layer="layout" svg:width="3.81cm" svg:height="0.889cm" svg:x="15.875cm" svg:y="4.81cm">
          <draw:text-box>
            <text:p text:style-name="P1"><text:span text:style-name="T1">constants/</text:span></text:p>
          </draw:text-box>
        </draw:frame>
        <draw:frame draw:style-name="gr3" draw:text-style-name="P2" draw:id="id11" draw:layer="layout" svg:width="3.81cm" svg:height="0.889cm" svg:x="15.875cm" svg:y="6.08cm">
          <draw:text-box>
            <text:p text:style-name="P1"><text:span text:style-name="T1">EOS/...</text:span></text:p>
          </draw:text-box>
        </draw:frame>
        <draw:frame draw:style-name="gr4" draw:text-style-name="P2" draw:id="id12" draw:layer="layout" svg:width="3.81cm" svg:height="0.889cm" svg:x="15.875cm" svg:y="7.35cm">
          <draw:text-box>
            <text:p text:style-name="P1"><text:span text:style-name="T1">networks/...</text:span></text:p>
          </draw:text-box>
        </draw:frame>
        <draw:frame draw:style-name="gr4" draw:text-style-name="P2" draw:id="id13" draw:layer="layout" svg:width="3.81cm" svg:height="0.889cm" svg:x="15.875cm" svg:y="8.62cm">
          <draw:text-box>
            <text:p text:style-name="P1"><text:span text:style-name="T1">VODE/</text:span></text:p>
          </draw:text-box>
        </draw:frame>
        <draw:connector draw:style-name="gr5" draw:text-style-name="P3" draw:layer="layout" svg:x1="12.7cm" svg:y1="9.699cm" svg:x2="15.875cm" svg:y2="5.254cm" draw:start-shape="id5" draw:start-glue-point="1" draw:end-shape="id10" draw:end-glue-point="3" svg:d="m12700 9699h1588v-4445h1587">
          <text:p/>
        </draw:connector>
        <draw:connector draw:style-name="gr5" draw:text-style-name="P3" draw:layer="layout" svg:x1="12.7cm" svg:y1="9.699cm" svg:x2="15.875cm" svg:y2="6.524cm" draw:start-shape="id5" draw:start-glue-point="1" draw:end-shape="id11" draw:end-glue-point="3" svg:d="m12700 9699h1588v-3175h1587">
          <text:p/>
        </draw:connector>
        <draw:connector draw:style-name="gr5" draw:text-style-name="P3" draw:layer="layout" svg:x1="12.7cm" svg:y1="9.699cm" svg:x2="15.875cm" svg:y2="7.794cm" draw:start-shape="id5" draw:start-glue-point="1" draw:end-shape="id12" draw:end-glue-point="3" svg:d="m12700 9699h1588v-1905h1587">
          <text:p/>
        </draw:connector>
        <draw:connector draw:style-name="gr5" draw:text-style-name="P3" draw:layer="layout" svg:x1="12.7cm" svg:y1="9.699cm" svg:x2="15.875cm" svg:y2="9.064cm" draw:start-shape="id5" draw:start-glue-point="1" draw:end-shape="id13" draw:end-glue-point="3" svg:d="m12700 9699h1588v-635h1587">
          <text:p/>
        </draw:connector>
        <draw:frame draw:style-name="gr1" draw:text-style-name="P2" draw:id="id14" draw:layer="layout" svg:width="3.81cm" svg:height="0.889cm" svg:x="15.875cm" svg:y="11.795cm">
          <draw:text-box>
            <text:p text:style-name="P1"><text:span text:style-name="T1">Source/</text:span></text:p>
          </draw:text-box>
        </draw:frame>
        <draw:frame draw:style-name="gr2" draw:text-style-name="P2" draw:id="id15" draw:layer="layout" svg:width="3.81cm" svg:height="0.889cm" svg:x="15.875cm" svg:y="13.065cm">
          <draw:text-box>
            <text:p text:style-name="P1"><text:span text:style-name="T1">initial_models/</text:span></text:p>
          </draw:text-box>
        </draw:frame>
        <draw:frame draw:style-name="gr3" draw:text-style-name="P2" draw:id="id16" draw:layer="layout" svg:width="3.81cm" svg:height="0.889cm" svg:x="15.875cm" svg:y="14.335cm">
          <draw:text-box>
            <text:p text:style-name="P1"><text:span text:style-name="T1">test2</text:span></text:p>
          </draw:text-box>
        </draw:frame>
        <draw:frame draw:style-name="gr4" draw:text-style-name="P2" draw:id="id17" draw:layer="layout" svg:width="3.81cm" svg:height="0.889cm" svg:x="15.875cm" svg:y="15.605cm">
          <draw:text-box>
            <text:p text:style-name="P1"><text:span text:style-name="T1">test_spherical//</text:span></text:p>
          </draw:text-box>
        </draw:frame>
        <draw:connector draw:style-name="gr5" draw:text-style-name="P3" draw:layer="layout" svg:x1="12.7cm" svg:y1="11.604cm" svg:x2="15.875cm" svg:y2="12.239cm" draw:start-shape="id6" draw:start-glue-point="1" draw:end-shape="id14" draw:end-glue-point="3" svg:d="m12700 11604h1588v635h1587">
          <text:p/>
        </draw:connector>
        <draw:connector draw:style-name="gr6" draw:text-style-name="P3" draw:layer="layout" svg:x1="12.7cm" svg:y1="11.604cm" svg:x2="15.875cm" svg:y2="13.509cm" draw:start-shape="id6" draw:start-glue-point="1" draw:end-shape="id15" draw:end-glue-point="3" svg:d="m12700 11604h1588v1905h1587">
          <text:p/>
        </draw:connector>
        <draw:connector draw:style-name="gr6" draw:text-style-name="P3" draw:layer="layout" svg:x1="12.7cm" svg:y1="11.604cm" svg:x2="15.875cm" svg:y2="14.779cm" draw:start-shape="id6" draw:start-glue-point="1" draw:end-shape="id16" draw:end-glue-point="3" svg:d="m12700 11604h1588v3175h1587">
          <text:p/>
        </draw:connector>
        <draw:connector draw:style-name="gr6" draw:text-style-name="P3" draw:layer="layout" svg:x1="12.7cm" svg:y1="11.604cm" svg:x2="15.875cm" svg:y2="16.049cm" draw:start-shape="id6" draw:start-glue-point="1" draw:end-shape="id17" draw:end-glue-point="3" svg:d="m12700 11604h1588v4445h1587">
          <text:p/>
        </draw:connector>
        <draw:frame draw:style-name="gr4" draw:text-style-name="P2" draw:id="id18" draw:layer="layout" svg:width="3.81cm" svg:height="0.889cm" svg:x="15.875cm" svg:y="16.875cm">
          <draw:text-box>
            <text:p text:style-name="P1"><text:span text:style-name="T1">...</text:span></text:p>
          </draw:text-box>
        </draw:frame>
        <draw:connector draw:style-name="gr6" draw:text-style-name="P3" draw:layer="layout" svg:x1="12.7cm" svg:y1="11.604cm" svg:x2="15.875cm" svg:y2="17.319cm" draw:start-shape="id6" draw:start-glue-point="1" draw:end-shape="id18" draw:end-glue-point="3" svg:d="m12700 11604h1588v5715h15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Michael Zingale</meta:initial-creator>
    <meta:creation-date>2009-07-08T13:58:41</meta:creation-date>
    <dc:creator>Michael Zingale</dc:creator>
    <dc:date>2010-07-21T03:37:58</dc:date>
    <meta:editing-cycles>4</meta:editing-cycles>
    <meta:editing-duration>PT00H06M49S</meta:editing-duration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